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922" calcext:value-type="float">
            <text:p>1.3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67816" calcext:value-type="float">
            <text:p>1.3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09076923077" calcext:value-type="float">
            <text:p>1.66409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932428571429" calcext:value-type="float">
            <text:p>1.66932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628082758621" calcext:value-type="float">
            <text:p>1.61628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796468965517" calcext:value-type="float">
            <text:p>1.47796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882" calcext:value-type="float">
            <text:p>1.341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23448275862" calcext:value-type="float">
            <text:p>1.12723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035285714286" calcext:value-type="float">
            <text:p>1.19035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879475862069" calcext:value-type="float">
            <text:p>1.20879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559733333333" calcext:value-type="float">
            <text:p>1.26559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910896551724" calcext:value-type="float">
            <text:p>1.27910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544051612903" calcext:value-type="float">
            <text:p>1.2754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35432" calcext:value-type="float">
            <text:p>1.32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574116129032" calcext:value-type="float">
            <text:p>1.3457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228" calcext:value-type="float">
            <text:p>1.31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17504516129" calcext:value-type="float">
            <text:p>1.3217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818193548387" calcext:value-type="float">
            <text:p>1.3081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51336" calcext:value-type="float">
            <text:p>1.1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13367741936" calcext:value-type="float">
            <text:p>1.0941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05768" calcext:value-type="float">
            <text:p>1.16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489109677419" calcext:value-type="float">
            <text:p>1.2548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441542857143" calcext:value-type="float">
            <text:p>1.36441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773651612903" calcext:value-type="float">
            <text:p>1.3577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319612903226" calcext:value-type="float">
            <text:p>1.4831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18816" calcext:value-type="float">
            <text:p>1.54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064541935484" calcext:value-type="float">
            <text:p>1.5506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528" calcext:value-type="float">
            <text:p>1.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950606451613" calcext:value-type="float">
            <text:p>1.5295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12567741936" calcext:value-type="float">
            <text:p>1.4111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628" calcext:value-type="float">
            <text:p>1.34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281470967742" calcext:value-type="float">
            <text:p>1.2828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3528" calcext:value-type="float">
            <text:p>1.5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482116129032" calcext:value-type="float">
            <text:p>1.6048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6682" calcext:value-type="float">
            <text:p>1.646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93496774194" calcext:value-type="float">
            <text:p>1.6919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309485714286" calcext:value-type="float">
            <text:p>1.7930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116892307692" calcext:value-type="float">
            <text:p>1.791168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861685714286" calcext:value-type="float">
            <text:p>1.77861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57066666667" calcext:value-type="float">
            <text:p>1.85657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210028571429" calcext:value-type="float">
            <text:p>1.78210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755733333333" calcext:value-type="float">
            <text:p>1.70755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54133333333" calcext:value-type="float">
            <text:p>1.70654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755733333333" calcext:value-type="float">
            <text:p>1.70755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56657142857" calcext:value-type="float">
            <text:p>1.53956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31095652174" calcext:value-type="float">
            <text:p>1.560310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609692307692" calcext:value-type="float">
            <text:p>1.59609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979914285714" calcext:value-type="float">
            <text:p>1.54979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1216" calcext:value-type="float">
            <text:p>1.55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205083870968" calcext:value-type="float">
            <text:p>1.5620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9184" calcext:value-type="float">
            <text:p>1.5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729109677419" calcext:value-type="float">
            <text:p>1.4072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81328" calcext:value-type="float">
            <text:p>1.41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67303225806" calcext:value-type="float">
            <text:p>1.2676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8568" calcext:value-type="float">
            <text:p>1.3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199303225806" calcext:value-type="float">
            <text:p>1.54199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87062068966" calcext:value-type="float">
            <text:p>1.53987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73135483871" calcext:value-type="float">
            <text:p>1.7097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38192" calcext:value-type="float">
            <text:p>1.7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139690322581" calcext:value-type="float">
            <text:p>1.8113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9744" calcext:value-type="float">
            <text:p>1.87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8224" calcext:value-type="float">
            <text:p>1.80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65472" calcext:value-type="float">
            <text:p>1.7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402924137931" calcext:value-type="float">
            <text:p>1.57402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61512" calcext:value-type="float">
            <text:p>1.61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374096551724" calcext:value-type="float">
            <text:p>1.76374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92928" calcext:value-type="float">
            <text:p>1.8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94666666667" calcext:value-type="float">
            <text:p>1.81694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73216" calcext:value-type="float">
            <text:p>1.8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357485714286" calcext:value-type="float">
            <text:p>1.82357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054171428571" calcext:value-type="float">
            <text:p>1.83054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620228571429" calcext:value-type="float">
            <text:p>1.83620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409942857143" calcext:value-type="float">
            <text:p>1.88409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329684210526" calcext:value-type="float">
            <text:p>1.713296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27552" calcext:value-type="float">
            <text:p>1.6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05661538462" calcext:value-type="float">
            <text:p>1.889056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586112" calcext:value-type="float">
            <text:p>1.875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895046153846" calcext:value-type="float">
            <text:p>1.918950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912973913043" calcext:value-type="float">
            <text:p>1.94912973913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064923076923" calcext:value-type="float">
            <text:p>1.97064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995070967742" calcext:value-type="float">
            <text:p>1.9899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04024" calcext:value-type="float">
            <text:p>2.0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55561290323" calcext:value-type="float">
            <text:p>2.0365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994" calcext:value-type="float">
            <text:p>2.05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73264516129" calcext:value-type="float">
            <text:p>2.0027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085883870968" calcext:value-type="float">
            <text:p>1.9308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315509677419" calcext:value-type="float">
            <text:p>1.8431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14136" calcext:value-type="float">
            <text:p>1.8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96361290323" calcext:value-type="float">
            <text:p>1.8719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955714285714" calcext:value-type="float">
            <text:p>1.8995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48696774194" calcext:value-type="float">
            <text:p>1.9174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94311111111" calcext:value-type="float">
            <text:p>1.844943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31514285714" calcext:value-type="float">
            <text:p>1.86831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88028571429" calcext:value-type="float">
            <text:p>1.92688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378427586207" calcext:value-type="float">
            <text:p>1.873784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8568" calcext:value-type="float">
            <text:p>1.7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980993103448" calcext:value-type="float">
            <text:p>1.57980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07008" calcext:value-type="float">
            <text:p>1.39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20533333333" calcext:value-type="float">
            <text:p>1.30420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70145454546" calcext:value-type="float">
            <text:p>1.386701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11490909091" calcext:value-type="float">
            <text:p>1.61211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3604" calcext:value-type="float">
            <text:p>1.4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16061538462" calcext:value-type="float">
            <text:p>1.197160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4515862069" calcext:value-type="float">
            <text:p>1.26145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27" calcext:value-type="float">
            <text:p>1.28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595586206897" calcext:value-type="float">
            <text:p>1.27595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01144" calcext:value-type="float">
            <text:p>1.2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74" calcext:value-type="float">
            <text:p>1.0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966813793103" calcext:value-type="float">
            <text:p>1.049668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27616" calcext:value-type="float">
            <text:p>0.96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568937931035" calcext:value-type="float">
            <text:p>1.035689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9032" calcext:value-type="float">
            <text:p>1.15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094171428571" calcext:value-type="float">
            <text:p>1.22094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077883870968" calcext:value-type="float">
            <text:p>1.2907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172722580645" calcext:value-type="float">
            <text:p>1.3817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192" calcext:value-type="float">
            <text:p>1.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164619354839" calcext:value-type="float">
            <text:p>1.4216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88288" calcext:value-type="float">
            <text:p>1.39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31096774194" calcext:value-type="float">
            <text:p>1.2713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15406451613" calcext:value-type="float">
            <text:p>1.3801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2592" calcext:value-type="float">
            <text:p>1.21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79793548387" calcext:value-type="float">
            <text:p>1.2837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34392" calcext:value-type="float">
            <text:p>1.25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506451612903" calcext:value-type="float">
            <text:p>1.3150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086" calcext:value-type="float">
            <text:p>1.450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127019354839" calcext:value-type="float">
            <text:p>1.4612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756338461539" calcext:value-type="float">
            <text:p>1.547563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831107692308" calcext:value-type="float">
            <text:p>1.668311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2304" calcext:value-type="float">
            <text:p>1.7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801692307692" calcext:value-type="float">
            <text:p>1.71801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25353846154" calcext:value-type="float">
            <text:p>1.618253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839168" calcext:value-type="float">
            <text:p>1.518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29257142857" calcext:value-type="float">
            <text:p>1.63329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38857142857" calcext:value-type="float">
            <text:p>1.6393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14" meta:object-count="0"/>
    <meta:user-defined meta:name="AppVersion">3.0</meta:user-defined>
  </office:meta>
</office:document-meta>
</file>